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808080" fo:font-size="12pt" officeooo:rsid="0018af73" officeooo:paragraph-rsid="00313fd4" fo:background-color="#ffff00" style:font-size-asian="12pt" style:font-size-complex="12pt"/>
    </style:style>
    <style:style style:name="P6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0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1" style:family="paragraph" style:parent-style-name="Preformatted_20_Text">
      <style:text-properties officeooo:paragraph-rsid="0018af73"/>
    </style:style>
    <style:style style:name="P12" style:family="paragraph" style:parent-style-name="Preformatted_20_Text">
      <style:text-properties fo:font-size="12pt" officeooo:paragraph-rsid="0018af73" style:font-size-asian="12pt" style:font-size-complex="12pt"/>
    </style:style>
    <style:style style:name="P13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4" style:family="paragraph" style:parent-style-name="Preformatted_20_Text">
      <style:text-properties fo:font-size="12pt" officeooo:paragraph-rsid="001ff8d6" style:font-size-asian="12pt" style:font-size-complex="12pt"/>
    </style:style>
    <style:style style:name="P15" style:family="paragraph" style:parent-style-name="Preformatted_20_Text">
      <style:text-properties fo:font-size="12pt" officeooo:paragraph-rsid="0022c875" style:font-size-asian="12pt" style:font-size-complex="12pt"/>
    </style:style>
    <style:style style:name="P16" style:family="paragraph" style:parent-style-name="Preformatted_20_Text">
      <style:text-properties officeooo:paragraph-rsid="001ff8d6"/>
    </style:style>
    <style:style style:name="P17" style:family="paragraph" style:parent-style-name="Preformatted_20_Text">
      <style:text-properties officeooo:paragraph-rsid="0022c875"/>
    </style:style>
    <style:style style:name="P18" style:family="paragraph" style:parent-style-name="Preformatted_20_Text">
      <style:text-properties officeooo:paragraph-rsid="002cf392"/>
    </style:style>
    <style:style style:name="P19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3" style:family="paragraph" style:parent-style-name="Standard">
      <style:text-properties fo:color="#808080" officeooo:rsid="0018af73" officeooo:paragraph-rsid="0018af73"/>
    </style:style>
    <style:style style:name="P24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5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26" style:family="paragraph" style:parent-style-name="Standard">
      <style:text-properties fo:color="#000000" fo:font-weight="bold" officeooo:paragraph-rsid="0018af73" fo:background-color="#ffff00" style:font-weight-asian="bold" style:font-weight-complex="bold"/>
    </style:style>
    <style:style style:name="P27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28" style:family="paragraph" style:parent-style-name="Standard">
      <style:text-properties fo:color="#000000" fo:font-size="12pt" officeooo:rsid="001a0ded" officeooo:paragraph-rsid="0018af73" style:font-size-asian="12pt" style:font-size-complex="12pt"/>
    </style:style>
    <style:style style:name="P29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officeooo:rsid="00273d02" officeooo:paragraph-rsid="00273d02"/>
    </style:style>
    <style:style style:name="P33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Liberation Serif" fo:font-size="12pt" fo:font-weight="bold" officeooo:rsid="00340ef5" officeooo:paragraph-rsid="00340ef5" fo:background-color="#ffff00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officeooo:paragraph-rsid="0018af73" style:font-size-asian="12pt" style:font-size-complex="12pt"/>
    </style:style>
    <style:style style:name="P36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7" style:family="paragraph" style:parent-style-name="Standard">
      <style:text-properties officeooo:paragraph-rsid="00273d02"/>
    </style:style>
    <style:style style:name="P38" style:family="paragraph" style:parent-style-name="Text_20_body">
      <style:text-properties fo:color="#000000" style:font-name="DejaVu Sans" fo:font-size="12pt" officeooo:rsid="0018af73" officeooo:paragraph-rsid="0018af73" style:font-size-asian="12pt" style:font-size-complex="12pt"/>
    </style:style>
    <style:style style:name="P39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c0c0c0"/>
    </style:style>
    <style:style style:name="T8" style:family="text">
      <style:text-properties fo:color="#c0c0c0" officeooo:rsid="0018af73"/>
    </style:style>
    <style:style style:name="T9" style:family="text">
      <style:text-properties fo:color="#c0c0c0" fo:font-size="12pt" officeooo:rsid="0018af73" style:font-size-asian="12pt" style:font-size-complex="12pt"/>
    </style:style>
    <style:style style:name="T10" style:family="text">
      <style:text-properties fo:color="#c0c0c0" fo:font-size="12pt" officeooo:rsid="001d5c0e" style:font-size-asian="12pt" style:font-size-complex="12pt"/>
    </style:style>
    <style:style style:name="T11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2" style:family="text">
      <style:text-properties fo:color="#00677c"/>
    </style:style>
    <style:style style:name="T13" style:family="text">
      <style:text-properties fo:color="#00677c" fo:font-weight="bold"/>
    </style:style>
    <style:style style:name="T14" style:family="text">
      <style:text-properties fo:color="#00677c" fo:font-weight="bold" officeooo:rsid="0018af73"/>
    </style:style>
    <style:style style:name="T15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16" style:family="text">
      <style:text-properties fo:color="#00677c" fo:font-size="12pt" fo:font-weight="bold" officeooo:rsid="0018af73" style:font-size-asian="12pt" style:font-size-complex="12pt"/>
    </style:style>
    <style:style style:name="T17" style:family="text">
      <style:text-properties fo:color="#00677c" fo:font-size="12pt" fo:font-weight="bold" officeooo:rsid="001d5c0e" style:font-size-asian="12pt" style:font-size-complex="12pt"/>
    </style:style>
    <style:style style:name="T18" style:family="text">
      <style:text-properties fo:color="#00677c" officeooo:rsid="00240dce"/>
    </style:style>
    <style:style style:name="T19" style:family="text">
      <style:text-properties fo:color="#00677c" officeooo:rsid="001a0ded" fo:background-color="transparent" loext:char-shading-value="0"/>
    </style:style>
    <style:style style:name="T20" style:family="text">
      <style:text-properties fo:color="#ce5c00"/>
    </style:style>
    <style:style style:name="T21" style:family="text">
      <style:text-properties fo:color="#ce5c00" officeooo:rsid="0018af73"/>
    </style:style>
    <style:style style:name="T22" style:family="text">
      <style:text-properties fo:color="#ce5c00" officeooo:rsid="001f1444"/>
    </style:style>
    <style:style style:name="T23" style:family="text">
      <style:text-properties fo:color="#ce5c00" fo:font-size="12pt" officeooo:rsid="0018af73" style:font-size-asian="12pt" style:font-size-complex="12pt"/>
    </style:style>
    <style:style style:name="T24" style:family="text">
      <style:text-properties fo:color="#ce5c00" fo:font-size="12pt" officeooo:rsid="001f1444" style:font-size-asian="12pt" style:font-size-complex="12pt"/>
    </style:style>
    <style:style style:name="T25" style:family="text">
      <style:text-properties fo:color="#000080"/>
    </style:style>
    <style:style style:name="T26" style:family="text">
      <style:text-properties fo:color="#800080"/>
    </style:style>
    <style:style style:name="T27" style:family="text">
      <style:text-properties fo:font-weight="bold" fo:background-color="#ffff00" loext:char-shading-value="0" style:font-weight-asian="bold" style:font-weight-complex="bold"/>
    </style:style>
    <style:style style:name="T28" style:family="text">
      <style:text-properties fo:font-weight="bold" officeooo:rsid="001a0ded" fo:background-color="#ffff00" loext:char-shading-value="0" style:font-weight-asian="bold" style:font-weight-complex="bold"/>
    </style:style>
    <style:style style:name="T29" style:family="text">
      <style:text-properties fo:font-weight="bold" officeooo:rsid="0034941e" fo:background-color="#ffff00" loext:char-shading-value="0" style:font-weight-asian="bold" style:font-weight-complex="bold"/>
    </style:style>
    <style:style style:name="T30" style:family="text">
      <style:text-properties fo:color="#092e64"/>
    </style:style>
    <style:style style:name="T31" style:family="text">
      <style:text-properties fo:color="#092e64" officeooo:rsid="0018af73"/>
    </style:style>
    <style:style style:name="T32" style:family="text">
      <style:text-properties fo:color="#092e64" fo:font-size="12pt" officeooo:rsid="0018af73" style:font-size-asian="12pt" style:font-size-complex="12pt"/>
    </style:style>
    <style:style style:name="T33" style:family="text">
      <style:text-properties fo:color="#092e64" fo:font-size="12pt" officeooo:rsid="001d5c0e" style:font-size-asian="12pt" style:font-size-complex="12pt"/>
    </style:style>
    <style:style style:name="T34" style:family="text">
      <style:text-properties fo:color="#800000"/>
    </style:style>
    <style:style style:name="T35" style:family="text">
      <style:text-properties fo:color="#800000" officeooo:rsid="0025d2fe"/>
    </style:style>
    <style:style style:name="T36" style:family="text">
      <style:text-properties fo:color="#800000" fo:font-size="12pt" officeooo:rsid="0018af73" style:font-size-asian="12pt" style:font-size-complex="12pt"/>
    </style:style>
    <style:style style:name="T37" style:family="text">
      <style:text-properties officeooo:rsid="001a0ded"/>
    </style:style>
    <style:style style:name="T38" style:family="text">
      <style:text-properties fo:color="#808080" fo:font-size="12pt" officeooo:rsid="00273d02" style:font-size-asian="12pt" style:font-size-complex="12pt"/>
    </style:style>
    <style:style style:name="T39" style:family="text">
      <style:text-properties officeooo:rsid="001bc4f7"/>
    </style:style>
    <style:style style:name="T40" style:family="text">
      <style:text-properties fo:color="#000000" officeooo:rsid="001f1444"/>
    </style:style>
    <style:style style:name="T41" style:family="text">
      <style:text-properties fo:color="#000000" fo:font-size="12pt" officeooo:rsid="001f1444" style:font-size-asian="12pt" style:font-size-complex="12pt"/>
    </style:style>
    <style:style style:name="T42" style:family="text">
      <style:text-properties fo:color="#000000" fo:font-size="12pt" officeooo:rsid="00273d02" style:font-size-asian="12pt" style:font-size-complex="12pt"/>
    </style:style>
    <style:style style:name="T43" style:family="text">
      <style:text-properties fo:color="#000000" fo:font-size="12pt" officeooo:rsid="0029f672" style:font-size-asian="12pt" style:font-size-complex="12pt"/>
    </style:style>
    <style:style style:name="T44" style:family="text">
      <style:text-properties fo:color="#000000" fo:font-size="12pt" officeooo:rsid="002cf392" style:font-size-asian="12pt" style:font-size-complex="12pt"/>
    </style:style>
    <style:style style:name="T45" style:family="text">
      <style:text-properties fo:color="#000000" fo:font-size="12pt" officeooo:rsid="00365d11" style:font-size-asian="12pt" style:font-size-complex="12pt"/>
    </style:style>
    <style:style style:name="T46" style:family="text">
      <style:text-properties fo:color="#000000" fo:font-size="12pt" officeooo:rsid="0036d76f" style:font-size-asian="12pt" style:font-size-complex="12pt"/>
    </style:style>
    <style:style style:name="T47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48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49" style:family="text">
      <style:text-properties fo:color="#000000" fo:font-size="12pt" fo:font-weight="bold" officeooo:rsid="00365d11" style:font-size-asian="12pt" style:font-size-complex="12pt"/>
    </style:style>
    <style:style style:name="T50" style:family="text">
      <style:text-properties fo:color="#000000" fo:font-size="12pt" fo:font-weight="bold" officeooo:rsid="0036d76f" style:font-size-asian="12pt" style:font-size-complex="12pt"/>
    </style:style>
    <style:style style:name="T51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53" style:family="text">
      <style:text-properties fo:color="#000000" style:font-name="Liberation Mono" officeooo:rsid="0022c875" style:font-name-asian="Noto Sans Mono CJK SC" style:font-name-complex="Liberation Mono"/>
    </style:style>
    <style:style style:name="T54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55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56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57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58" style:family="text">
      <style:text-properties fo:color="#000000" officeooo:rsid="00240dce"/>
    </style:style>
    <style:style style:name="T59" style:family="text">
      <style:text-properties fo:color="#000000" officeooo:rsid="0025d2fe"/>
    </style:style>
    <style:style style:name="T60" style:family="text">
      <style:text-properties fo:color="#000000" officeooo:rsid="00273d02"/>
    </style:style>
    <style:style style:name="T61" style:family="text">
      <style:text-properties fo:color="#000000" officeooo:rsid="002f06a7"/>
    </style:style>
    <style:style style:name="T62" style:family="text">
      <style:text-properties fo:color="#000000" officeooo:rsid="00365d11"/>
    </style:style>
    <style:style style:name="T63" style:family="text">
      <style:text-properties fo:color="#000000" fo:font-weight="bold" officeooo:rsid="00365d11"/>
    </style:style>
    <style:style style:name="T64" style:family="text">
      <style:text-properties fo:color="#000000" officeooo:rsid="0036d76f"/>
    </style:style>
    <style:style style:name="T65" style:family="text">
      <style:text-properties fo:color="#ff0000" fo:font-weight="bold" officeooo:rsid="001f1444" style:font-weight-asian="bold" style:font-weight-complex="bold"/>
    </style:style>
    <style:style style:name="T66" style:family="text">
      <style:text-properties fo:color="#ff0000" fo:font-weight="bold" officeooo:rsid="00313fd4" style:font-weight-asian="bold" style:font-weight-complex="bold"/>
    </style:style>
    <style:style style:name="T67" style:family="text">
      <style:text-properties fo:font-size="12pt" officeooo:rsid="001d5c0e" style:font-size-asian="12pt" style:font-size-complex="12pt"/>
    </style:style>
    <style:style style:name="T68" style:family="text">
      <style:text-properties fo:font-size="12pt" officeooo:rsid="001f1444" style:font-size-asian="12pt" style:font-size-complex="12pt"/>
    </style:style>
    <style:style style:name="T69" style:family="text">
      <style:text-properties fo:font-size="12pt" officeooo:rsid="0018af73" style:font-size-asian="12pt" style:font-size-complex="12pt"/>
    </style:style>
    <style:style style:name="T70" style:family="text">
      <style:text-properties fo:font-size="12pt" fo:background-color="#f6f9d4" loext:char-shading-value="0" style:font-size-asian="12pt" style:font-size-complex="12pt"/>
    </style:style>
    <style:style style:name="T71" style:family="text">
      <style:text-properties fo:font-size="12pt" fo:font-weight="bold" officeooo:rsid="001a0ded" fo:background-color="#ffff00" loext:char-shading-value="0" style:font-size-asian="12pt" style:font-weight-asian="bold" style:font-size-complex="12pt" style:font-weight-complex="bold"/>
    </style:style>
    <style:style style:name="T72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73" style:family="text">
      <style:text-properties officeooo:rsid="0027936e"/>
    </style:style>
    <style:style style:name="T74" style:family="text">
      <style:text-properties officeooo:rsid="00298e00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1a0ded" fo:background-color="transparent" loext:char-shading-value="0"/>
    </style:style>
    <style:style style:name="T77" style:family="text">
      <style:text-properties officeooo:rsid="002ef394"/>
    </style:style>
    <style:style style:name="T78" style:family="text">
      <style:text-properties officeooo:rsid="002f06a7"/>
    </style:style>
    <style:style style:name="T79" style:family="text">
      <style:text-properties officeooo:rsid="001a0ded" fo:background-color="#ffff00" loext:char-shading-value="0" style:font-weight-asian="bold" style:font-weight-complex="bold"/>
    </style:style>
    <style:style style:name="T80" style:family="text">
      <style:text-properties officeooo:rsid="003447f9" fo:background-color="#ffff00" loext:char-shading-value="0" style:font-weight-asian="bold" style:font-weight-complex="bold"/>
    </style:style>
    <style:style style:name="T81" style:family="text">
      <style:text-properties officeooo:rsid="00365d11"/>
    </style:style>
    <style:style style:name="T82" style:family="text">
      <style:text-properties officeooo:rsid="0036d7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6">Н</text:span><text:span text:style-name="T65">игде не вызывается</text:span></text:p>
      <text:p text:style-name="P1"><text:span text:style-name="T2">void</text:span><text:span text:style-name="T7"> </text:span><text:span text:style-name="T13">rtpRecvThread</text:span>(<text:span text:style-name="T2">void</text:span><text:span text:style-name="T7"> </text:span><text:span text:style-name="T2">const</text:span><text:span text:style-name="T7"> </text:span>*<text:span text:style-name="T30">arg</text:span>) <text:s text:c="2"/></text:p>
      <text:p text:style-name="P24"/>
      <text:p text:style-name="P24"/>
      <text:p text:style-name="P30">Где инициализируются светодиоды?</text:p>
      <text:p text:style-name="P7"><text:span text:style-name="T26">GPIO</text:span>::<text:span text:style-name="T12">GPIO</text:span>()</text:p>
      <text:p text:style-name="P31"><text:span text:style-name="T75">вызывается <text:s text:c="2"/></text:span><text:span text:style-name="T19">initLEDs</text:span><text:span text:style-name="T76">()</text:span></text:p>
      <text:p text:style-name="P30"/>
      <text:p text:style-name="P1"><text:span text:style-name="T58">В функции</text:span><text:span text:style-name="T18"> </text:span><text:span text:style-name="T12">MX_GPIO_Init</text:span>() <text:span text:style-name="T58">создается поток</text:span></text:p>
      <text:p text:style-name="P1"><text:span text:style-name="T12">osThreadCreate</text:span>(<text:span text:style-name="T25">osThread</text:span>(<text:span text:style-name="T13">switchLEDsThread</text:span>)</text:p>
      <text:p text:style-name="P18"><text:span text:style-name="T44">L</text:span><text:span text:style-name="T55">1</text:span><text:span text:style-name="T44"> – L</text:span><text:span text:style-name="T55">6</text:span><text:span text:style-name="T44"> (PG6-PG8 PC10-PC12)</text:span></text:p>
      <text:p text:style-name="P1"><text:span text:style-name="T59">В цикле в зависимости от </text:span><text:span text:style-name="T35"><text:s/></text:span><text:span text:style-name="T34">aLeds</text:span>[<text:span text:style-name="T30">i</text:span>].<text:span text:style-name="T34">ledState <text:s/></text:span><text:span text:style-name="T59">включаем светодиодиод или гасим</text:span></text:p>
      <text:p text:style-name="P37"><text:span text:style-name="T42">Привязка к пинам </text:span><text:span text:style-name="T47">только здесь</text:span><text:span text:style-name="T42"> </text:span><text:span text:style-name="T43">, </text:span><text:span text:style-name="T42">во всех остальных местах используется</text:span><text:span text:style-name="T38"> </text:span><text:span text:style-name="T26">GPIO::getInstance()→aLeds[i].ledState</text:span></text:p>
      <text:p text:style-name="P32">Сейчас порядок такой <text:s/></text:p>
      <text:p text:style-name="P37"><text:span text:style-name="T60">0 <text:s/></text:span><text:span text:style-name="T61">1</text:span></text:p>
      <text:p text:style-name="P37"><text:span text:style-name="T61">2</text:span><text:span text:style-name="T60"> <text:s/></text:span><text:span text:style-name="T61">3</text:span></text:p>
      <text:p text:style-name="P37"><text:span text:style-name="T61">4</text:span><text:span text:style-name="T60"> <text:s/>5</text:span></text:p>
      <text:p text:style-name="P28"><text:span text:style-name="T27">Где инициализируются рычаги?</text:span></text:p>
      <text:p text:style-name="P8"><text:span text:style-name="T26">GPIO</text:span>::<text:span text:style-name="T12">GPIO</text:span>() <text:s/><text:span text:style-name="T77">Привязка к пинам </text:span><text:span text:style-name="T78">только здесь</text:span></text:p>
      <text:p text:style-name="P4"><text:span text:style-name="T58">В функции</text:span><text:span text:style-name="T18"> </text:span><text:span text:style-name="T12">MX_GPIO_Init</text:span>() <text:span text:style-name="T58">создается поток</text:span></text:p>
      <text:p text:style-name="P7"><text:span text:style-name="T12">osThreadCreate</text:span>(<text:span text:style-name="T25">osThread</text:span>(<text:span text:style-name="T13">readButtonThread</text:span>)</text:p>
      <text:p text:style-name="P18"><text:span text:style-name="T57">K1</text:span><text:span text:style-name="T51"> – </text:span><text:span text:style-name="T57">K6</text:span><text:span text:style-name="T51"> (PG</text:span><text:span text:style-name="T57">9</text:span><text:span text:style-name="T51">-P</text:span><text:span text:style-name="T57">G14</text:span><text:span text:style-name="T51">)</text:span></text:p>
      <text:p text:style-name="P6"/>
      <text:p text:style-name="P30">Разбор конфига – в какие структуры записываются данные?</text:p>
      <text:p text:style-name="P1"><text:span text:style-name="T2">void</text:span><text:span text:style-name="T7"> </text:span><text:span text:style-name="T26">Json</text:span>::<text:span text:style-name="T13">configStation</text:span>()</text:p>
      <text:p text:style-name="P11"><text:span text:style-name="T36">thisStation <text:s text:c="3"/></text:span><text:span text:style-name="T45">публичный экземпляр </text:span><text:span text:style-name="T56">структуры</text:span><text:span text:style-name="T45"> </text:span><text:span text:style-name="T49">ThisStation </text:span><text:span text:style-name="T52">в классе </text:span><text:span text:style-name="T48">Json</text:span></text:p>
      <text:p text:style-name="P19"><text:span text:style-name="T62">keysBuffer – </text:span><text:span text:style-name="T64">вектор структур Keys</text:span></text:p>
      <text:p text:style-name="P19"><text:span text:style-name="T62"/></text:p>
      <text:p text:style-name="P24"/>
      <text:p text:style-name="P38"><text:span text:style-name="T28"/></text:p>
      <text:p text:style-name="P10"><text:span text:style-name="T79">TIM3 <text:s/></text:span><text:span text:style-name="T80">15c <text:s/>интервал</text:span></text:p>
      <text:p text:style-name="P39"><text:span text:style-name="T28"/></text:p>
      <text:p text:style-name="P9"><text:span text:style-name="T6">static</text:span><text:span text:style-name="T11"> </text:span><text:span text:style-name="T6">void</text:span><text:span text:style-name="T11"> </text:span><text:span text:style-name="T15">MX_DMA_Init</text:span><text:span text:style-name="T28">(</text:span><text:span text:style-name="T6">void</text:span><text:span text:style-name="T28">) <text:s text:c="2"/></text:span><text:span text:style-name="T29">unused ??</text:span></text:p>
      <text:p text:style-name="P39"><text:span text:style-name="T28"/></text:p>
      <text:p text:style-name="P39"><text:span text:style-name="T28"/></text:p>
      <text:p text:style-name="P39"><text:span text:style-name="T28">Error OSTimer::startstart 43</text:span> </text:p>
      <text:p text:style-name="P33"/>
      <text:p text:style-name="P34">Где вызывается CallControl</text:p>
      <text:p text:style-name="P23"/>
      <text:p text:style-name="P23"/>
      <text:p text:style-name="P26"><text:span text:style-name="T37">AUDIO</text:span></text:p>
      <text:p text:style-name="P27"><text:span text:style-name="T1">С</text:span>оздаются 4 семафора</text:p>
      <text:p text:style-name="P12"><text:span text:style-name="T2">static</text:span><text:span text:style-name="T7"> </text:span><text:span text:style-name="T26">osSemaphoreId</text:span><text:span text:style-name="T7"> </text:span><text:span text:style-name="T20">semaphoreRxFullId</text:span>;</text:p>
      <text:p text:style-name="P21"><text:span text:style-name="T2">static</text:span><text:span text:style-name="T7"> </text:span><text:span text:style-name="T26">osSemaphoreId</text:span><text:span text:style-name="T7"> </text:span><text:span text:style-name="T20">semaphoreRxHalfId</text:span>;</text:p>
      <text:p text:style-name="P21"><text:span text:style-name="T2">static</text:span><text:span text:style-name="T7"> </text:span><text:span text:style-name="T26">osSemaphoreId</text:span><text:span text:style-name="T7"> </text:span><text:span text:style-name="T20">semaphoreTxFullId</text:span>;</text:p>
      <text:p text:style-name="P21"><text:span text:style-name="T2">static</text:span><text:span text:style-name="T7"> </text:span><text:span text:style-name="T26">osSemaphoreId</text:span><text:span text:style-name="T7"> </text:span><text:span text:style-name="T20">semaphoreTxHalfId</text:span>;</text:p>
      <text:p text:style-name="P35"/>
      <text:p text:style-name="P36">Запускаются 8 потоков</text:p>
      <text:p text:style-name="P13"><text:span text:style-name="T2">_Noreturn</text:span><text:span text:style-name="T7"> </text:span><text:span text:style-name="T2">void</text:span><text:span text:style-name="T7"> </text:span><text:span text:style-name="T13">sendHalfThread</text:span>(<text:span text:style-name="T2">void</text:span><text:span text:style-name="T7"> </text:span><text:span text:style-name="T2">const</text:span><text:span text:style-name="T7"> </text:span>*<text:span text:style-name="T30">arg</text:span>)</text:p>
      <text:p text:style-name="P13"><text:soft-page-break/><text:span text:style-name="T2">_Noreturn</text:span><text:span text:style-name="T7"> </text:span><text:span text:style-name="T2">void</text:span><text:span text:style-name="T7"> </text:span><text:span text:style-name="T13">sendFullThread</text:span>(<text:span text:style-name="T2">void</text:span><text:span text:style-name="T7"> </text:span><text:span text:style-name="T2">const</text:span><text:span text:style-name="T7"> </text:span>*<text:span text:style-name="T30">arg</text:span>)</text:p>
      <text:p text:style-name="P16"><text:span text:style-name="T5">void</text:span><text:span text:style-name="T10"> </text:span><text:span text:style-name="T17">threadAudioTxHalf</text:span><text:span text:style-name="T67">(</text:span><text:span text:style-name="T5">void</text:span><text:span text:style-name="T10"> </text:span><text:span text:style-name="T5">const</text:span><text:span text:style-name="T10"> </text:span><text:span text:style-name="T67">*</text:span><text:span text:style-name="T33">arg</text:span><text:span text:style-name="T67">) <text:s text:c="11"/></text:span><text:span text:style-name="T68">В потоке </text:span><text:span text:style-name="T72">захватывается</text:span><text:span text:style-name="T68"> семафор <text:s/></text:span><text:span text:style-name="T23">semaphoreTxHalfId</text:span></text:p>
      <text:p text:style-name="P15"><text:span text:style-name="T3">void</text:span><text:span text:style-name="T8"> </text:span><text:span text:style-name="T14">threadAudioTxFull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 <text:s text:c="11"/></text:span><text:span text:style-name="T40">В потоке </text:span><text:span text:style-name="T53">захватывается</text:span><text:span text:style-name="T40"> семафор</text:span><text:span text:style-name="T22"> <text:s/>semaphoreTxFull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4">timerForMixAudio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</text:span></text:p>
      <text:p text:style-name="P17"><text:span text:style-name="T4">void</text:span><text:span text:style-name="T9"> </text:span><text:span text:style-name="T16">threadAudioRxFull</text:span><text:span text:style-name="T23">(</text:span><text:span text:style-name="T4">void</text:span><text:span text:style-name="T9"> </text:span><text:span text:style-name="T4">const</text:span><text:span text:style-name="T9"> </text:span><text:span text:style-name="T23">*</text:span><text:span text:style-name="T32">arg</text:span><text:span text:style-name="T23">) <text:s text:c="11"/></text:span><text:span text:style-name="T41">В потоке </text:span><text:span text:style-name="T54">захватывается</text:span><text:span text:style-name="T41"> семафор</text:span><text:span text:style-name="T24"> <text:s/></text:span><text:span text:style-name="T23">semaphoreRxFullId <text:s text:c="25"/></text:span></text:p>
      <text:p text:style-name="P15"><text:span text:style-name="T3">void</text:span><text:span text:style-name="T8"> </text:span><text:span text:style-name="T14">threadAudioRxHalf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 <text:s text:c="11"/></text:span><text:span text:style-name="T40">В потоке </text:span><text:span text:style-name="T53">захватывается</text:span><text:span text:style-name="T40"> семафор</text:span><text:span text:style-name="T22"> <text:s/>semaphoreRxHalf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4">lostPackThread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</text:span></text:p>
      <text:p text:style-name="P2"/>
      <text:p text:style-name="P29"><text:span text:style-name="T37">Семафоры сбрасываются в каллбек</text:span><text:span text:style-name="T39">ах</text:span></text:p>
      <text:p text:style-name="P29"/>
      <text:p text:style-name="P3"><text:span text:style-name="T2">void</text:span><text:span text:style-name="T7"> </text:span><text:span text:style-name="T13">HAL_SAI_TxCpltCallback</text:span>(<text:span text:style-name="T26">SAI_HandleTypeDef</text:span><text:span text:style-name="T7"> </text:span>*<text:span text:style-name="T30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OutSai</text:span>-&gt;<text:span text:style-name="T34">Instance</text:span><text:span text:style-name="T7"> </text:span>==<text:span text:style-name="T7"> </text:span><text:span text:style-name="T25">SAI1_Block_A</text:span>)<text:span text:style-name="T7"> </text:span>{</text:p>
      <text:p text:style-name="P22"><text:span text:style-name="T7"><text:s text:c="8"/></text:span><text:span text:style-name="T12">osSemaphoreRelease</text:span>(<text:span text:style-name="T20">semaphoreTxFull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3">HAL_SAI_TxHalfCpltCallback</text:span>(<text:span text:style-name="T26">SAI_HandleTypeDef</text:span><text:span text:style-name="T7"> </text:span>*<text:span text:style-name="T30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OutSai</text:span>-&gt;<text:span text:style-name="T34">Instance</text:span><text:span text:style-name="T7"> </text:span>==<text:span text:style-name="T7"> </text:span><text:span text:style-name="T25">SAI1_Block_A</text:span>)<text:span text:style-name="T7"> </text:span>{</text:p>
      <text:p text:style-name="P22"><text:span text:style-name="T7"><text:s text:c="8"/></text:span><text:span text:style-name="T12">osSemaphoreRelease</text:span>(<text:span text:style-name="T20">semaphoreTxHalf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3">HAL_SAI_RxCpltCallback</text:span>(<text:span text:style-name="T26">SAI_HandleTypeDef</text:span><text:span text:style-name="T7"> </text:span>*<text:span text:style-name="T30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InSai</text:span>-&gt;<text:span text:style-name="T34">Instance</text:span><text:span text:style-name="T7"> </text:span>==<text:span text:style-name="T7"> </text:span><text:span text:style-name="T25">SAI1_Block_B</text:span>)<text:span text:style-name="T7"> </text:span>{</text:p>
      <text:p text:style-name="P22"><text:span text:style-name="T7"><text:s text:c="8"/></text:span><text:span text:style-name="T12">osSemaphoreRelease</text:span>(<text:span text:style-name="T20">semaphoreRxFullId</text:span>);</text:p>
      <text:p text:style-name="P22"><text:span text:style-name="T7"><text:s text:c="4"/></text:span>}</text:p>
      <text:p text:style-name="P20">}</text:p>
      <text:p text:style-name="P22"><text:span text:style-name="T2">void</text:span><text:span text:style-name="T7"> </text:span><text:span text:style-name="T13">HAL_SAI_RxHalfCpltCallback</text:span>(<text:span text:style-name="T26">SAI_HandleTypeDef</text:span><text:span text:style-name="T7"> </text:span>*<text:span text:style-name="T30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InSai</text:span>-&gt;<text:span text:style-name="T34">Instance</text:span><text:span text:style-name="T7"> </text:span>==<text:span text:style-name="T7"> </text:span><text:span text:style-name="T25">SAI1_Block_B</text:span>)<text:span text:style-name="T7"> </text:span>{</text:p>
      <text:p text:style-name="P22"><text:span text:style-name="T7"><text:s text:c="8"/></text:span><text:span text:style-name="T12">osSemaphoreRelease</text:span>(<text:span text:style-name="T20">semaphoreRxHalfId</text:span>);</text:p>
      <text:p text:style-name="P22"><text:span text:style-name="T7"><text:s text:c="4"/></text:span>}</text:p>
      <text:p text:style-name="P22">}</text:p>
      <text:p text:style-name="P24"/>
      <text:p text:style-name="P25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8T17:26:48.116673891</dc:date>
    <meta:editing-duration>PT4H55M20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67" meta:word-count="234" meta:character-count="2377" meta:non-whitespace-character-count="2047"/>
  </office:meta>
</office:document-meta>
</file>